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5.086cm"/>
    </style:style>
    <style:style style:name="pr3" style:family="presentation" style:parent-style-name="Blue-notes">
      <style:graphic-properties draw:fill-color="#ffffff" fo:min-height="13.114cm"/>
    </style:style>
    <style:style style:name="pr4" style:family="presentation" style:parent-style-name="Blue-outline1">
      <style:graphic-properties draw:auto-grow-height="true" fo:min-height="13.86cm"/>
    </style:style>
    <style:style style:name="pr5" style:family="presentation" style:parent-style-name="Blue-notes">
      <style:graphic-properties draw:fill-color="#ffffff" draw:auto-grow-height="true" fo:min-height="13.365cm"/>
    </style:style>
    <style:style style:name="pr6" style:family="presentation" style:parent-style-name="Blue-title">
      <style:graphic-properties draw:fill-color="#ffffff" draw:auto-grow-height="true" fo:min-height="3.507cm"/>
    </style:style>
    <style:style style:name="pr7" style:family="presentation" style:parent-style-name="Blue-outline1">
      <style:graphic-properties draw:fill-color="#ffffff" draw:auto-grow-height="true" fo:min-height="13.86cm"/>
    </style:style>
    <style:style style:name="pr8" style:family="presentation" style:parent-style-name="Blue-title">
      <style:graphic-properties fo:min-height="3.256cm"/>
    </style:style>
    <style:style style:name="pr9" style:family="presentation" style:parent-style-name="Blue-outline1">
      <style:graphic-properties fo:min-height="13.609cm"/>
    </style:style>
    <style:style style:name="pr10" style:family="presentation" style:parent-style-name="Blue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family="'Courier 10 Pitch'" style:font-pitch="fixed" fo:font-size="20pt" style:font-size-asian="20pt" style:font-size-complex="20pt"/>
    </style:style>
    <style:style style:name="T1" style:family="text">
      <style:text-properties fo:color="#00ae00"/>
    </style:style>
    <style:style style:name="T2" style:family="text">
      <style:text-properties fo:font-family="'Courier 10 Pitch'" style:font-pitch="fixed" fo:font-size="20pt" style:font-size-asian="20pt" style:font-size-complex="20pt"/>
    </style:style>
    <style:style style:name="T3" style:family="text">
      <style:text-properties fo:font-family="'Courier 10 Pitch'" style:font-pitch="fixed" fo:font-size="26pt" style:font-size-asian="26pt" style:font-size-complex="26pt"/>
    </style:style>
    <style:style style:name="T4" style:family="text">
      <style:text-properties fo:font-family="'Courier 10 Pitch'" style:font-pitch="fixed"/>
    </style:style>
    <style:style style:name="T5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Pylot</text:p>
          </draw:text-box>
        </draw:frame>
        <draw:frame presentation:style-name="pr2" draw:text-style-name="P1" draw:layer="layout" svg:width="25.199cm" svg:height="5.086cm" svg:x="1.5cm" svg:y="7cm">
          <draw:text-box>
            <text:list text:style-name="L1">
              <text:list-header>
                <text:p text:style-name="P1">A high-level MPI API</text:p>
                <text:p text:style-name="P1"/>
                <text:p text:style-name="P1">using Python and Pilot</text:p>
              </text:list-header>
            </text:list>
          </draw:text-box>
        </draw:frame>
        <draw:frame presentation:style-name="pr2" draw:text-style-name="P1" draw:layer="layout" svg:width="25.199cm" svg:height="5.086cm" svg:x="2cm" svg:y="14.914cm">
          <draw:text-box>
            <text:list text:style-name="L1">
              <text:list-header>
                <text:p text:style-name="P2">Jason Lapp</text:p>
                <text:p text:style-name="P2">01 December 200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" presentation:presentation-page-layout-name="AL1T1">
        <office:forms form:automatic-focus="false" form:apply-design-mode="false"/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PI </text:p>
                <text:list>
                  <text:list-item>
                    <text:p>Used in supercomputer clusters</text:p>
                  </text:list-item>
                  <text:list-item>
                    <text:p>No shared memory, everything is local</text:p>
                  </text:list-item>
                  <text:list-item>
                    <text:p>Very low-level, unstructured</text:p>
                    <text:p/>
                  </text:list-item>
                </text:list>
              </text:list-item>
              <text:list-item>
                <text:p>Pilot</text:p>
                <text:list>
                  <text:list-item>
                    <text:p>Wraps over MPI, and provides structure</text:p>
                  </text:list-item>
                  <text:list-item>
                    <text:p>Still low-level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7cm" svg:x="1.301cm" svg:y="0cm" presentation:class="title">
          <draw:text-box>
            <text:p>Motiv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301cm" svg:y="0cm" presentation:class="title">
          <draw:text-box>
            <text:p text:style-name="P1">Objectives</text:p>
          </draw:text-box>
        </draw:frame>
        <draw:frame presentation:style-name="pr7" draw:text-style-name="P3" draw:layer="layout" svg:width="25.199cm" svg:height="13.935cm" svg:x="1.4cm" svg:y="4.914cm" presentation:class="outline" presentation:user-transformed="true">
          <draw:text-box>
            <text:list text:style-name="L2">
              <text:list-item>
                <text:p text:style-name="P3">Port Pilot API to Python</text:p>
                <text:list>
                  <text:list-item>
                    <text:p>Wrap existing Pilot library so it can be used from Python</text:p>
                  </text:list-item>
                  <text:list-item>
                    <text:p>Use SWIG to generate wrapping code</text:p>
                  </text:list-item>
                  <text:list-item>
                    <text:p><text:span text:style-name="T1">Done!</text:span></text:p>
                  </text:list-item>
                </text:list>
                <text:p text:style-name="P3"/>
              </text:list-item>
              <text:list-item>
                <text:p text:style-name="P3">Unit tests for Python layer</text:p>
                <text:p text:style-name="P3"/>
              </text:list-item>
              <text:list-item>
                <text:p text:style-name="P3">Demo application: hash fun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Pylot API</text:p>
          </draw:text-box>
        </draw:frame>
        <draw:frame presentation:style-name="pr9" draw:text-style-name="P5" draw:layer="layout" svg:width="25.199cm" svg:height="13.843cm" svg:x="1.4cm" svg:y="4.914cm" presentation:class="outline" presentation:user-transformed="true">
          <draw:text-box>
            <text:list text:style-name="L2">
              <text:list-header>
                <text:p><text:span text:style-name="T2">import pylot</text:span></text:p>
                <text:p><text:span text:style-name="T2"/></text:p>
                <text:p><text:span text:style-name="T2">def worker(index, data):</text:span></text:p>
                <text:list>
                  <text:list-header>
                    <text:p><text:span text:style-name="T2">...</text:span></text:p>
                    <text:p><text:span text:style-name="T2"/></text:p>
                  </text:list-header>
                </text:list>
                <text:p><text:span text:style-name="T2">worldsize = pylot.configure()</text:span></text:p>
                <text:p><text:span text:style-name="T2">workerproc = pylot.createProcess(worker, 0, None)</text:span></text:p>
                <text:p><text:span text:style-name="T2">workerchan = pylot.createChannel(pylot.MAIN, worker)</text:span></text:p>
                <text:p><text:span text:style-name="T2"/></text:p>
                <text:p><text:span text:style-name="T2">pylot.startAll()</text:span></text:p>
                <text:list>
                  <text:list-header>
                    <text:p><text:span text:style-name="T2">...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New Features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Variable arguments to PI_Write</text:p>
                <text:list>
                  <text:list-item>
                    <text:p><text:span text:style-name="T3">pylot.write(channel, 1, 2, 3)</text:span></text:p>
                  </text:list-item>
                  <text:list-item>
                    <text:p><text:span text:style-name="T3">pylot.write(channel, None, "words")</text:span></text:p>
                  </text:list-item>
                  <text:list-item>
                    <text:p><text:span text:style-name="T3">pylot.write(channel, ['a', 'b'], 99, None)</text:span></text:p>
                  </text:list-item>
                </text:list>
                <text:p/>
              </text:list-item>
              <text:list-item>
                <text:p>No format string for PI_Read</text:p>
                <text:list>
                  <text:list-item>
                    <text:p><text:span text:style-name="T3">value = pylot.read(channel)</text:span></text:p>
                  </text:list-item>
                  <text:list-item>
                    <text:p><text:span text:style-name="T3">val_array = pylot.read(channel, 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New Features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ilot "bench mode"</text:p>
                <text:list>
                  <text:list-item>
                    <text:p><text:span text:style-name="T4">pylot.enterBenchMode(sys.argv)</text:span></text:p>
                  </text:list-item>
                  <text:list-item>
                    <text:p><text:span text:style-name="T4">PI_Configure()</text:span>, <text:span text:style-name="T4">PI_StartAll()</text:span> can be called more than once</text:p>
                  </text:list-item>
                  <text:list-item>
                    <text:p>Need this mode to run unit tests</text:p>
                  </text:list-item>
                </text:list>
                <text:p/>
              </text:list-item>
              <text:list-item>
                <text:p>Expose MPI environment</text:p>
                <text:list>
                  <text:list-item>
                    <text:p><text:span text:style-name="T3">pylot.mpi_rank</text:span></text:p>
                  </text:list-item>
                  <text:list-item>
                    <text:p><text:span text:style-name="T3">pylot.mpi_worldsiz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Objectives</text:p>
          </draw:text-box>
        </draw:frame>
        <draw:frame presentation:style-name="pr9" draw:layer="layout" svg:width="25.199cm" svg:height="14.335cm" svg:x="1.4cm" svg:y="4.914cm" presentation:class="outline" presentation:user-transformed="true">
          <draw:text-box>
            <text:list text:style-name="L2">
              <text:list-item>
                <text:p>Port Pilot API to Python</text:p>
                <text:list>
                  <text:list-item>
                    <text:p><text:span text:style-name="T1">Done!</text:span></text:p>
                  </text:list-item>
                </text:list>
                <text:p/>
              </text:list-item>
              <text:list-item>
                <text:p>Unit tests for Python layer</text:p>
                <text:list>
                  <text:list-item>
                    <text:p>PyUnit</text:p>
                  </text:list-item>
                  <text:list-item>
                    <text:p>CUnit</text:p>
                  </text:list-item>
                  <text:list-item>
                    <text:p><text:span text:style-name="T1">Done!</text:span></text:p>
                  </text:list-item>
                </text:list>
                <text:p/>
              </text:list-item>
              <text:list-item>
                <text:p>Demo application: hash fun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1T1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Objectives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ort Pilot API to Python</text:p>
                <text:list>
                  <text:list-item>
                    <text:p><text:span text:style-name="T1">Done!</text:span></text:p>
                  </text:list-item>
                </text:list>
              </text:list-item>
              <text:list-item>
                <text:p>Unit tests for Python layer</text:p>
                <text:list>
                  <text:list-item>
                    <text:p><text:span text:style-name="T1">Done!</text:span></text:p>
                  </text:list-item>
                </text:list>
              </text:list-item>
              <text:list-item>
                <text:p>Demo application</text:p>
                <text:list>
                  <text:list-item>
                    <text:p>Generate MD5 sum for set of files</text:p>
                  </text:list-item>
                  <text:list-item>
                    <text:p>Compare against C implementation</text:p>
                  </text:list-item>
                  <text:list-item>
                    <text:p><text:span text:style-name="T5">incomple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" presentation:presentation-page-layout-name="AL2T0">
        <office:forms form:automatic-focus="false" form:apply-design-mode="false"/>
        <draw:frame presentation:style-name="pr1" draw:layer="layout" svg:width="25.199cm" svg:height="3.507cm" svg:x="1.301cm" svg:y="0cm" presentation:class="title" presentation:placeholder="true">
          <draw:text-box/>
        </draw:frame>
        <draw:frame presentation:style-name="pr10" draw:layer="layout" svg:width="25.199cm" svg:height="13.609cm" svg:x="1.4cm" svg:y="5.039cm" presentation:class="subtitle">
          <draw:text-box>
            <text:p>Questions and Answers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9-12-01T05:03:08</meta:creation-date>
    <dc:language>fi-FI</dc:language>
    <meta:editing-cycles>16</meta:editing-cycles>
    <meta:editing-duration>PT09H19M12S</meta:editing-duration>
    <dc:date>2009-12-03T11:40:11</dc:date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n-US/presnt/Blue.otp"/>
  </office:meta>
</office:document-meta>
</file>